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342e" officeooo:paragraph-rsid="0006342e"/>
    </style:style>
    <style:style style:name="P2" style:family="paragraph" style:parent-style-name="Standard">
      <style:text-properties officeooo:rsid="0006342e" officeooo:paragraph-rsid="0008d0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on Parris</text:p>
      <text:p text:style-name="P1">CS440</text:p>
      <text:p text:style-name="P1"/>
      <text:p text:style-name="P1">Homework 4</text:p>
      <text:p text:style-name="P1"/>
      <text:p text:style-name="P1"/>
      <text:p text:style-name="P1">1) <text:s/>select Prof p, count(*)</text:p>
      <text:p text:style-name="P1">FROM SECTION</text:p>
      <text:p text:style-name="P1">WHERE current_date-YearOffered &gt; 20</text:p>
      <text:p text:style-name="P1"/>
      <text:p text:style-name="P1">2) select a.Prof, t.Title, t.CId</text:p>
      <text:p text:style-name="P1">FROM SECTION a, COURSE t</text:p>
      <text:p text:style-name="P1">JOIN</text:p>
      <text:p text:style-name="P1">(SELECT Prof, CourseId, YearOffered, count(*)</text:p>
      <text:p text:style-name="P1">FROM SECTION</text:p>
      <text:p text:style-name="P1">GROUP BY Prof,CourseId</text:p>
      <text:p text:style-name="P1">HAVING count(*) &gt; 1)b</text:p>
      <text:p text:style-name="P1">on a.Prof=b.Prof</text:p>
      <text:p text:style-name="P1">AND a.CourseId = b.CourseId</text:p>
      <text:p text:style-name="P1">ORDER BY a.CourseId</text:p>
      <text:p text:style-name="P1"/>
      <text:p text:style-name="P1">3) select SectionId</text:p>
      <text:p text:style-name="P1">from</text:p>
      <text:p text:style-name="P1">(select *</text:p>
      <text:p text:style-name="P1">from STUDENT</text:p>
      <text:p text:style-name="P1">INNER JOIN</text:p>
      <text:p text:style-name="P1">ENROLL</text:p>
      <text:p text:style-name="P1">on Sid=StudentId)j</text:p>
      <text:p text:style-name="P1">WHERE j.SName='amy' OR J.SName='joe'</text:p>
      <text:p text:style-name="P1">group by SectionId</text:p>
      <text:p text:style-name="P1">HAVING count(j.SectionId)&gt;1</text:p>
      <text:p text:style-name="P1"/>
      <text:p text:style-name="P1">4) select a.SName, a.DId, Title t</text:p>
      <text:p text:style-name="P1">FROM</text:p>
      <text:p text:style-name="P1">(select *</text:p>
      <text:p text:style-name="P1">FROM STUDENT s</text:p>
      <text:p text:style-name="P1">INNER JOIN </text:p>
      <text:p text:style-name="P1">DEPT</text:p>
      <text:p text:style-name="P1">on s.MajorId = DId</text:p>
      <text:p text:style-name="P1">WHERE DName = 'drama')a</text:p>
      <text:p text:style-name="P1">INNER JOIN </text:p>
      <text:p text:style-name="P1">COURSE</text:p>
      <text:p text:style-name="P1">WHERE DName != 'math'</text:p>
      <text:p text:style-name="P1"/>
      <text:p text:style-name="P2">5) select Grade grade, SectId SId, CourseId, SName name, SId sd</text:p>
      <text:p text:style-name="P2">FROM ENROLL, SECTION, STUDENT s</text:p>
      <text:p text:style-name="P2">WHERE Grade!='A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20:27:13.358801866</meta:creation-date>
    <dc:date>2019-10-03T20:59:51.588479295</dc:date>
    <meta:editing-duration>PT12M1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0" meta:word-count="120" meta:character-count="746" meta:non-whitespace-character-count="663"/>
  </office:meta>
</office:document-meta>
</file>